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9D91CF28F9539C269B.png" manifest:media-type="image/png"/>
  <manifest:file-entry manifest:full-path="Pictures/10000201000002230000019DF3F377A6CAFBF341.png" manifest:media-type="image/png"/>
  <manifest:file-entry manifest:full-path="Pictures/10000201000002230000019D23AEDC8404E42EC9.png" manifest:media-type="image/png"/>
  <manifest:file-entry manifest:full-path="Pictures/10000201000002230000019D26FBC1FCE2D090A0.png" manifest:media-type="image/png"/>
  <manifest:file-entry manifest:full-path="Pictures/100002010000022C0000019DA93986E2D3979C3E.png" manifest:media-type="image/png"/>
  <manifest:file-entry manifest:full-path="Pictures/1000020100000744000003CE0A19923F984FDC53.png" manifest:media-type="image/png"/>
  <manifest:file-entry manifest:full-path="Pictures/10000201000002230000019DA5B3AD2629A4F9C9.png" manifest:media-type="image/png"/>
  <manifest:file-entry manifest:full-path="Pictures/1000020100000744000003CE5F5067A65E1FDB75.png" manifest:media-type="image/png"/>
  <manifest:file-entry manifest:full-path="Pictures/10000201000002270000019D1EED37BD3B4F41E5.png" manifest:media-type="image/png"/>
  <manifest:file-entry manifest:full-path="Pictures/1000020100000744000003CE4EE36ABAE6C45C4D.png" manifest:media-type="image/png"/>
  <manifest:file-entry manifest:full-path="Pictures/1000020100000744000003CE4FB6290D30D7FC2C.png" manifest:media-type="image/png"/>
  <manifest:file-entry manifest:full-path="Pictures/1000020100000744000003CE9411D7BCC1068700.png" manifest:media-type="image/png"/>
  <manifest:file-entry manifest:full-path="Pictures/1000020100000744000003CED2563318EB57D763.png" manifest:media-type="image/png"/>
  <manifest:file-entry manifest:full-path="Pictures/1000020100000744000003CED85200FEB95426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76cm, 4.493cm, 1.546cm, 4.50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8cm, 1.245cm, 4.14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7cm, 4.636cm, 1.546cm, 4.492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245cm, 4.53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8cm, 1.502cm, 4.273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502cm, 4.40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373cm, 4.402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71.119cm" svg:height="25.399cm" svg:x="0cm" svg:y="0cm" svg:viewBox="0 0 71120 25400" draw:points="0,0 71120,0 71120,25400 0,25400">
          <text:p/>
        </draw:polygon>
        <draw:frame draw:style-name="gr2" draw:text-style-name="P2" draw:layer="layout" svg:width="14.119cm" svg:height="11.626cm" svg:x="0.062cm" svg:y="0.367cm">
          <draw:image xlink:href="Pictures/10000201000002230000019D91CF28F9539C269B.png" xlink:type="simple" xlink:show="embed" xlink:actuate="onLoad" loext:mime-type="image/png">
            <text:p/>
          </draw:image>
        </draw:frame>
        <draw:frame draw:style-name="gr2" draw:text-style-name="P2" draw:layer="layout" svg:width="14.119cm" svg:height="11.626cm" svg:x="14.003cm" svg:y="0.367cm">
          <draw:image xlink:href="Pictures/10000201000002230000019D23AEDC8404E42EC9.png" xlink:type="simple" xlink:show="embed" xlink:actuate="onLoad" loext:mime-type="image/png">
            <text:p/>
          </draw:image>
        </draw:frame>
        <draw:frame draw:style-name="gr2" draw:text-style-name="P2" draw:layer="layout" svg:width="14.119cm" svg:height="11.627cm" svg:x="27.736cm" svg:y="0.453cm">
          <draw:image xlink:href="Pictures/10000201000002230000019DF3F377A6CAFBF341.png" xlink:type="simple" xlink:show="embed" xlink:actuate="onLoad" loext:mime-type="image/png">
            <text:p/>
          </draw:image>
        </draw:frame>
        <draw:frame draw:style-name="gr2" draw:text-style-name="P2" draw:layer="layout" svg:width="14.223cm" svg:height="11.627cm" svg:x="42.427cm" svg:y="0.453cm">
          <draw:image xlink:href="Pictures/10000201000002270000019D1EED37BD3B4F41E5.png" xlink:type="simple" xlink:show="embed" xlink:actuate="onLoad" loext:mime-type="image/png">
            <text:p/>
          </draw:image>
        </draw:frame>
        <draw:frame draw:style-name="gr2" draw:text-style-name="P2" draw:layer="layout" svg:width="14.119cm" svg:height="11.627cm" svg:x="56.73cm" svg:y="0.677cm">
          <draw:image xlink:href="Pictures/10000201000002230000019D26FBC1FCE2D090A0.png" xlink:type="simple" xlink:show="embed" xlink:actuate="onLoad" loext:mime-type="image/png">
            <text:p/>
          </draw:image>
        </draw:frame>
        <draw:frame draw:style-name="gr2" draw:text-style-name="P2" draw:layer="layout" svg:width="14.351cm" svg:height="11.626cm" svg:x="0.167cm" svg:y="12.839cm">
          <draw:image xlink:href="Pictures/100002010000022C0000019DA93986E2D3979C3E.png" xlink:type="simple" xlink:show="embed" xlink:actuate="onLoad" loext:mime-type="image/png">
            <text:p/>
          </draw:image>
        </draw:frame>
        <draw:frame draw:style-name="gr2" draw:text-style-name="P2" draw:layer="layout" svg:width="14.119cm" svg:height="11.626cm" svg:x="14.907cm" svg:y="13.121cm">
          <draw:image xlink:href="Pictures/10000201000002230000019DA5B3AD2629A4F9C9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48.049cm" svg:height="25.399cm" svg:x="11.303cm" svg:y="0.001cm">
          <draw:image xlink:href="Pictures/1000020100000744000003CE5F5067A65E1FDB75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4" draw:text-style-name="P3" draw:layer="layout" svg:width="46.609cm" svg:height="25.097cm" svg:x="12.7cm" svg:y="0.255cm">
          <draw:image xlink:href="Pictures/1000020100000744000003CE4EE36ABAE6C45C4D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frame draw:style-name="gr5" draw:text-style-name="P3" draw:layer="layout" svg:width="47.586cm" svg:height="25.4cm" svg:x="11.43cm" svg:y="0cm">
          <draw:image xlink:href="Pictures/1000020100000744000003CE9411D7BCC1068700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frame draw:style-name="gr6" draw:text-style-name="P3" draw:layer="layout" svg:width="46.1cm" svg:height="25.074cm" svg:x="11.558cm" svg:y="0.128cm">
          <draw:image xlink:href="Pictures/1000020100000744000003CE4FB6290D30D7FC2C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frame draw:style-name="gr7" draw:text-style-name="P3" draw:layer="layout" svg:width="46.99cm" svg:height="25.071cm" svg:x="11.557cm" svg:y="0.128cm">
          <draw:image xlink:href="Pictures/1000020100000744000003CED2563318EB57D763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frame draw:style-name="gr8" draw:text-style-name="P3" draw:layer="layout" svg:width="46.989cm" svg:height="25.155cm" svg:x="11.812cm" svg:y="0.245cm">
          <draw:image xlink:href="Pictures/1000020100000744000003CED85200FEB95426BF.png" xlink:type="simple" xlink:show="embed" xlink:actuate="onLoad" loext:mime-type="image/png">
            <text:p/>
          </draw:image>
        </draw:frame>
      </draw:page>
      <draw:page draw:name="page8" draw:style-name="dp1" draw:master-page-name="master-page3">
        <draw:frame draw:style-name="gr9" draw:text-style-name="P3" draw:layer="layout" svg:width="47.148cm" svg:height="25.399cm" svg:x="11.811cm" svg:y="0.001cm">
          <draw:image xlink:href="Pictures/1000020100000744000003CE0A19923F984FDC5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1.1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23:41:47.135335740</dc:date>
    <meta:editing-duration>PT3M49S</meta:editing-duration>
    <meta:editing-cycles>1</meta:editing-cycles>
    <meta:document-statistic meta:object-count="15"/>
    <meta:generator>LibreOffice/6.4.7.2$Linux_X86_64 LibreOffice_project/40$Build-2</meta:generator>
  </office:meta>
</office:document-meta>
</file>